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36cm" fo:margin-left="0cm" fo:margin-top="0cm" fo:margin-bottom="0cm" table:align="left" style:writing-mode="lr-tb"/>
    </style:style>
    <style:style style:name="Table1.A" style:family="table-column">
      <style:table-column-properties style:column-width="15.836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none">
        <style:background-image/>
      </style:table-cell-properties>
    </style:style>
    <style:style style:name="Table2" style:family="table">
      <style:table-properties style:width="15.836cm" fo:margin-left="0cm" fo:margin-top="0cm" fo:margin-bottom="0cm" table:align="left" style:writing-mode="lr-tb"/>
    </style:style>
    <style:style style:name="Table2.A" style:family="table-column">
      <style:table-column-properties style:column-width="15.836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middle" fo:background-color="#cccccc" fo:padding-left="0.123cm" fo:padding-right="0.123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margin-left="0.635cm" fo:margin-right="0cm" fo:line-height="200%" fo:text-align="end" style:justify-single-word="false" fo:text-indent="0.614cm" style:auto-text-indent="false">
        <style:tab-stops/>
      </style:paragraph-properties>
      <style:text-properties style:font-name="Arial" fo:font-size="12pt" officeooo:paragraph-rsid="00134eed" style:font-size-asian="12pt" style:font-size-complex="12pt"/>
    </style:style>
    <style:style style:name="P2" style:family="paragraph" style:parent-style-name="Header">
      <style:paragraph-properties fo:margin-left="0.635cm" fo:margin-right="0cm" fo:line-height="200%" fo:text-align="end" style:justify-single-word="false" fo:text-indent="0.614cm" style:auto-text-indent="false">
        <style:tab-stops/>
      </style:paragraph-properties>
      <style:text-properties style:font-name="Arial" fo:font-size="12pt" officeooo:rsid="00134eed" officeooo:paragraph-rsid="00134eed" style:font-size-asian="12pt" style:font-size-complex="12pt"/>
    </style:style>
    <style:style style:name="P3" style:family="paragraph" style:parent-style-name="Header">
      <style:paragraph-properties fo:margin-left="0.635cm" fo:margin-right="0cm" fo:line-height="200%" fo:text-align="end" style:justify-single-word="false" fo:text-indent="0.614cm" style:auto-text-indent="false">
        <style:tab-stops/>
      </style:paragraph-properties>
      <style:text-properties style:font-name="Arial" fo:font-size="12pt" officeooo:rsid="00134eed" officeooo:paragraph-rsid="00146df8" style:font-size-asian="12pt" style:font-size-complex="12pt"/>
    </style:style>
    <style:style style:name="P4" style:family="paragraph" style:parent-style-name="Header">
      <style:paragraph-properties fo:margin-left="0.635cm" fo:margin-right="0cm" fo:line-height="200%" fo:text-align="end" style:justify-single-word="false" fo:text-indent="0.614cm" style:auto-text-indent="false">
        <style:tab-stops/>
      </style:paragraph-properties>
      <style:text-properties style:font-name="Arial" fo:font-size="12pt" fo:font-weight="bold" officeooo:paragraph-rsid="00134eed" style:font-size-asian="12pt" style:font-weight-asian="bold" style:font-size-complex="12pt" style:font-weight-complex="bold"/>
    </style:style>
    <style:style style:name="P5" style:family="paragraph" style:parent-style-name="Heading_20_1">
      <style:paragraph-properties fo:orphans="0" fo:widows="0"/>
      <style:text-properties style:font-name="Arial" fo:font-size="12pt" officeooo:paragraph-rsid="00146df8" style:font-size-asian="12pt" style:font-size-complex="12pt"/>
    </style:style>
    <style:style style:name="P6" style:family="paragraph" style:parent-style-name="Heading_20_1">
      <style:paragraph-properties fo:orphans="0" fo:widows="0"/>
      <style:text-properties style:font-name="Arial" fo:font-size="12pt" officeooo:paragraph-rsid="00161083" style:font-size-asian="12pt" style:font-size-complex="12pt"/>
    </style:style>
    <style:style style:name="P7" style:family="paragraph" style:parent-style-name="Standard">
      <style:text-properties style:font-name="Arial" officeooo:rsid="00146df8" officeooo:paragraph-rsid="00161083"/>
    </style:style>
    <style:style style:name="P8" style:family="paragraph" style:parent-style-name="Standard">
      <style:text-properties officeooo:paragraph-rsid="00146df8"/>
    </style:style>
    <style:style style:name="P9" style:family="paragraph" style:parent-style-name="Standard">
      <style:text-properties officeooo:paragraph-rsid="00161083"/>
    </style:style>
    <style:style style:name="P10" style:family="paragraph" style:parent-style-name="Standard">
      <style:text-properties fo:font-weight="bold" officeooo:rsid="00161083" officeooo:paragraph-rsid="00161083" style:font-weight-asian="bold" style:font-weight-complex="bold"/>
    </style:style>
    <style:style style:name="P11" style:family="paragraph" style:parent-style-name="Standard">
      <style:text-properties fo:font-weight="bold" officeooo:rsid="00173592" officeooo:paragraph-rsid="00173592" style:font-weight-asian="bold" style:font-weight-complex="bold"/>
    </style:style>
    <style:style style:name="P12" style:family="paragraph" style:parent-style-name="Subtitle">
      <style:paragraph-properties fo:text-align="end" style:justify-single-word="false"/>
      <style:text-properties style:font-name="Arial" fo:font-size="12pt" fo:font-weight="bold" officeooo:rsid="00134eed" officeooo:paragraph-rsid="00134eed" style:font-size-asian="12pt" style:font-weight-asian="bold" style:font-size-complex="12pt" style:font-weight-complex="bold"/>
    </style:style>
    <style:style style:name="P13" style:family="paragraph" style:parent-style-name="Text_20_body">
      <style:text-properties officeooo:rsid="00134eed" officeooo:paragraph-rsid="00134eed"/>
    </style:style>
    <style:style style:name="P14" style:family="paragraph" style:parent-style-name="Text_20_body">
      <style:paragraph-properties fo:text-align="end" style:justify-single-word="false"/>
      <style:text-properties style:font-name="Arial" officeooo:rsid="00134eed" officeooo:paragraph-rsid="00134eed"/>
    </style:style>
    <style:style style:name="P15" style:family="paragraph" style:parent-style-name="Text_20_body">
      <style:paragraph-properties fo:text-align="end" style:justify-single-word="false"/>
      <style:text-properties style:font-name="Arial" fo:font-size="12pt" officeooo:rsid="00134eed" officeooo:paragraph-rsid="00134eed" style:font-size-asian="12pt" style:font-size-complex="12pt"/>
    </style:style>
    <style:style style:name="P16" style:family="paragraph" style:parent-style-name="Text_20_body">
      <style:text-properties officeooo:paragraph-rsid="00146df8"/>
    </style:style>
    <style:style style:name="P17" style:family="paragraph" style:parent-style-name="Text_20_body">
      <style:text-properties officeooo:rsid="00146df8" officeooo:paragraph-rsid="00146df8"/>
    </style:style>
    <style:style style:name="P18" style:family="paragraph" style:parent-style-name="Title">
      <style:text-properties officeooo:rsid="00134eed" officeooo:paragraph-rsid="00134eed"/>
    </style:style>
    <style:style style:name="T1" style:family="text">
      <style:text-properties style:font-name="Arial" officeooo:rsid="00146df8"/>
    </style:style>
    <style:style style:name="T2" style:family="text">
      <style:text-properties style:font-name="Arial" fo:font-style="italic" officeooo:rsid="00146df8" style:font-style-asian="italic" style:font-style-complex="italic"/>
    </style:style>
    <style:style style:name="T3" style:family="text">
      <style:text-properties fo:font-size="12pt" fo:language="pt" fo:country="BR" fo:font-style="italic" style:font-size-asian="12pt" style:font-style-asian="italic" style:font-size-complex="12pt" style:font-style-complex="italic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language="pt" fo:country="BR" fo:font-style="italic" style:font-style-asian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0000" loext:opacity="100%" style:font-name="Arial1" fo:letter-spacing="normal"/>
    </style:style>
    <style:style style:name="T9" style:family="text">
      <style:text-properties fo:color="#000000" loext:opacity="100%" style:font-name="Arial1" fo:letter-spacing="normal" officeooo:rsid="00146df8"/>
    </style:style>
    <style:style style:name="T10" style:family="text">
      <style:text-properties fo:color="#000000" loext:opacity="100%" style:font-name="Arial1" fo:letter-spacing="normal" fo:font-style="italic" officeooo:rsid="00146df8" style:font-style-asian="italic" style:font-style-complex="italic"/>
    </style:style>
    <style:style style:name="T11" style:family="text">
      <style:text-properties fo:color="#000000" loext:opacity="100%" style:font-name="Arial1" fo:letter-spacing="normal" fo:font-style="normal" officeooo:rsid="00146df8" style:font-style-asian="normal" style:font-style-complex="normal"/>
    </style:style>
    <style:style style:name="T12" style:family="text">
      <style:text-properties fo:color="#000000" loext:opacity="100%" style:font-name="Arial1" fo:letter-spacing="normal" fo:font-style="normal" style:font-style-asian="normal" style:font-style-complex="normal"/>
    </style:style>
    <style:style style:name="T13" style:family="text">
      <style:text-properties fo:color="#000000" loext:opacity="100%" style:font-name="Arial1" fo:letter-spacing="normal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Arial1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style:font-name="Arial1" fo:letter-spacing="normal" fo:font-style="normal" fo:font-weight="normal" officeooo:rsid="00147433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>Sistema de recomendação de músicas baseado na correlação entre áudios e arquivos digitais</text:p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>Itanú V. Romero Martinez</text:p>
      <text:p text:style-name="P15"><text:span text:style-name="T6">Telefone: </text:span>(11) 945425289</text:p>
      <text:p text:style-name="P14"><text:span text:style-name="T3">e-mail:</text:span><text:span text:style-name="T4"> </text:span><text:a xlink:type="simple" xlink:href="mailto:itanu.romero@aluno.ifsp.edu.br" text:style-name="Internet_20_link" text:visited-style-name="Visited_20_Internet_20_Link">itanu.romero@aluno.ifsp.edu.br</text:a></text:p>
      <text:p text:style-name="P14"><text:span text:style-name="T4"/></text:p>
      <text:p text:style-name="P12">Professor Dr. Luciano B. De Paula</text:p>
      <text:p text:style-name="P15"><text:span text:style-name="T6">Telefone: </text:span>(11) 958137855</text:p>
      <text:p text:style-name="P14"><text:span text:style-name="T3">e-mail:</text:span><text:span text:style-name="T4"> </text:span><text:a xlink:type="simple" xlink:href="mailto:lbernardes@ifsp.edu.br" text:style-name="Internet_20_link" text:visited-style-name="Visited_20_Internet_20_Link">lbernardes@ifsp.edu.br</text:a></text:p>
      <text:p text:style-name="P14"><text:span text:style-name="T4"/></text:p>
      <text:p text:style-name="P4"><text:span text:style-name="T6">Instituto Federal de Educação, Ciência e Tecnologia de São Paulo-IFSP</text:span></text:p>
      <text:p text:style-name="P1"><text:span text:style-name="T6">Rua Pedro Vicente, 625 – Canindé – São Paulo-SP</text:span></text:p>
      <text:p text:style-name="P1"><text:span text:style-name="T6">CEP: 01109-010</text:span></text:p>
      <text:p text:style-name="P1"><text:span text:style-name="T6">Telefone: 11-3775-4570</text:span></text:p>
      <text:p text:style-name="P2"><text:span text:style-name="T5">e-mail: </text:span><text:a xlink:type="simple" xlink:href="mailto:prp@ifsp.edu.br" text:style-name="Internet_20_link" text:visited-style-name="Visited_20_Internet_20_Link">prp@ifsp.edu.br</text:a></text:p>
      <text:p text:style-name="P3"><text:soft-page-break/><text:span text:style-name="T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5" text:outline-level="1">RESUMO</text:h>
          </table:table-cell>
        </table:table-row>
      </table:table>
      <text:p text:style-name="P8"/>
      <text:p text:style-name="P16"><text:span text:style-name="T1">O projeto de pesquisa busca formas alternativas de se produzir sistemas de recomendação de músicas, os quais em sua maioria utilizam de informações abstratas como </text:span><text:span text:style-name="T2">tags</text:span><text:span text:style-name="T1"> (marcações que indicam características).</text:span><text:span text:style-name="T8"> No caso das músicas digitais, o seu gênero, artista e outros metadados são considerados ao processar uma recomendação ao usuário. </text:span><text:span text:style-name="T9">São poucos os serviços de </text:span><text:span text:style-name="T10">streaming </text:span><text:span text:style-name="T11">que oferecem recomendações baseadas no dado puro, sem o uso de tags que podem trazer vieses para os resultados, já que é muito difícil declarar um gênero específico para cada música criada. </text:span></text:p>
      <text:p text:style-name="P17"><text:span text:style-name="T11">C</text:span><text:span text:style-name="T12">om a utilização de um cálculo chamado de </text:span><text:span text:style-name="T13">Código de Hamming</text:span><text:span text:style-name="T14">, o qual realiza uma comparação bit a bit (menor parte de cada arquivo) </text:span><text:span text:style-name="T15">foram feitos testes para verificar a semelhança de cada arquivo de forma pura através de seu código binário.</text:span>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6" text:outline-level="1">APRESENTAÇÃO (INTRODUÇÃO, JUSTIFICATIVA E OBJETIVOS)</text:h>
          </table:table-cell>
        </table:table-row>
      </table:table>
      <text:p text:style-name="P9"/>
      <text:p text:style-name="P10">Introdução<text:span text:style-name="T16">.</text:span></text:p>
      <text:p text:style-name="P10"><text:span text:style-name="T16"/></text:p>
      <text:p text:style-name="P10"><text:span text:style-name="T16">Hoje em dia a forma mais simples e dentro da legalidade de se escutar música é através de sistemas de </text:span><text:span text:style-name="T7">streaming</text:span><text:span text:style-name="T16"> como </text:span><text:span text:style-name="T7">Spotify, Palco MP3, Deezer</text:span><text:span text:style-name="T16">, entre outros. Esses serviços apresentam algoritmos de recomendação extremamente úteis porém em sua maioria utilizando marcações e metadados, como seu gênero e artista, enquanto a análise do dado em si, como o código o qual forma o arquivo da música é muito pouco utilizado.</text:span></text:p>
      <text:p text:style-name="P10"><text:span text:style-name="T16"/></text:p>
      <text:p text:style-name="P10"><text:span text:style-name="T16">Com um sistema de análise binária em linguagem de máquina seria possível produzir um sistema mais prático e direto, não precisando de informações além da música em si, podendo ser mais preciso que os demais sistemas, por não possuir um viés e muito menos contar com a opinião de algum indivíduo para categorizar certa música em um gênero específico.</text:span></text:p>
      <text:p text:style-name="P11"><text:span text:style-name="T16"/></text:p>
      <text:p text:style-name="P11"><text:span text:style-name="T16">A partir dos estudos anteriores do Prof. Dr. Luciano Bernardes de Paula, o qual trata de forma breve sobre o algoritmo de comparação de dados binários, chamado de Código de Hamming, surgiu a ideia de comparar dados binários de uma música com outra e a partir disso retirar uma média de similaridade, dessa forma analisando qual arquivo é mais diferente ou mais parecido a outro baseado diretamente com os seus dados brutos.</text:span></text:p>
      <text:p text:style-name="P11"><text:span text:style-name="T16"/></text:p>
      <text:p text:style-name="P11"><text:span text:style-name="T16"/></text:p>
      <text:p text:style-name="P11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7:05:22.779000000</meta:creation-date>
    <dc:date>2020-12-23T17:59:08.257000000</dc:date>
    <meta:editing-duration>PT14M27S</meta:editing-duration>
    <meta:editing-cycles>2</meta:editing-cycles>
    <meta:generator>LibreOffice/7.0.1.2$Windows_X86_64 LibreOffice_project/7cbcfc562f6eb6708b5ff7d7397325de9e764452</meta:generator>
    <meta:document-statistic meta:table-count="2" meta:image-count="0" meta:object-count="0" meta:page-count="2" meta:paragraph-count="20" meta:word-count="394" meta:character-count="2500" meta:non-whitespace-character-count="2123"/>
  </office:meta>
</office:document-meta>
</file>